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color="#800080" fo:font-weight="bold" style:font-weight-asian="bold" style:font-weight-complex="bold"/>
    </style:style>
    <style:style style:name="ce2" style:family="table-cell" style:parent-style-name="Default" style:data-style-name="N1">
      <style:text-properties fo:color="#55308d" fo:font-weight="bold" style:font-weight-asian="bold" style:font-weight-complex="bold"/>
    </style:style>
    <style:style style:name="ce3" style:family="table-cell" style:parent-style-name="Default">
      <style:text-properties fo:color="#2a6099" fo:font-style="italic" style:font-style-asian="italic" style:font-style-complex="italic"/>
    </style:style>
    <style:style style:name="ce4" style:family="table-cell" style:parent-style-name="Default" style:data-style-name="N1"/>
    <style:style style:name="ce5" style:family="table-cell" style:parent-style-name="Default">
      <style:text-properties fo:color="#2a6099"/>
    </style:style>
    <style:style style:name="ce6" style:family="table-cell" style:parent-style-name="Default" style:data-style-name="N1">
      <style:text-properties fo:color="#80008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ump Data</text:p>
          </table:table-cell>
          <table:table-cell table:number-columns-repeated="4"/>
          <table:table-cell office:value-type="string" calcext:value-type="string">
            <text:p>Flow through Condenser:</text:p>
          </table:table-cell>
          <table:table-cell/>
          <table:table-cell office:value-type="float" office:value="70617.7" calcext:value-type="float">
            <text:p>70617.7</text:p>
          </table:table-cell>
          <table:table-cell office:value-type="string" calcext:value-type="string">
            <text:p>kg/s</text:p>
          </table:table-cell>
          <table:table-cell office:value-type="string" calcext:value-type="string">
            <text:p>This is the full load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Head</text:p>
          </table:table-cell>
          <table:table-cell office:value-type="string" calcext:value-type="string">
            <text:p>Work Press</text:p>
          </table:table-cell>
          <table:table-cell office:value-type="string" calcext:value-type="string">
            <text:p>Work Flow</text:p>
          </table:table-cell>
          <table:table-cell/>
          <table:table-cell office:value-type="string" calcext:value-type="string">
            <text:p>Flow through Blowdown: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kg/s</text:p>
          </table:table-cell>
          <table:table-cell office:value-type="string" calcext:value-type="string">
            <text:p>that has to be reached.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ar</text:p>
          </table:table-cell>
          <table:table-cell office:value-type="string" calcext:value-type="string">
            <text:p>kg/s</text:p>
          </table:table-cell>
          <table:table-cell/>
          <table:table-cell office:value-type="string" calcext:value-type="string">
            <text:p>Aux condensers:</text:p>
          </table:table-cell>
          <table:table-cell/>
          <table:table-cell office:value-type="string" calcext:value-type="string">
            <text:p>2x 200</text:p>
          </table:table-cell>
          <table:table-cell office:value-type="string" calcext:value-type="string">
            <text:p>kg/s</text:p>
          </table:table-cell>
          <table:table-cell office:value-type="string" calcext:value-type="string">
            <text:p>← Only on startup.</text:p>
          </table:table-cell>
          <table:table-cell/>
        </table:table-row>
        <table:table-row table:style-name="ro1">
          <table:table-cell office:value-type="string" calcext:value-type="string">
            <text:p>Aux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in</text:p>
          </table:table-cell>
          <table:table-cell table:formula="of:=[.B4]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25000" calcext:value-type="float">
            <text:p>25000</text:p>
          </table:table-cell>
          <table:table-cell/>
          <table:table-cell office:value-type="string" calcext:value-type="string">
            <text:p>Flow Resistances: There are 5 Condenser Coolers in series to the mai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condensers for model stability and better solving. Those 5 can have a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e is a total of 4 main pumps, the design shall be</text:p>
          </table:table-cell>
          <table:table-cell table:number-columns-repeated="4"/>
          <table:table-cell office:value-type="string" calcext:value-type="string">
            <text:p>resistance while the main condenser is bridg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at 3 of 4 pumps need to be running for full load.</text:p>
          </table:table-cell>
          <table:table-cell table:number-columns-repeated="4"/>
          <table:table-cell office:value-type="string" calcext:value-type="string">
            <text:p>Blowdown and Aux Condenser resistances will be modeled with the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ves characteristic.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ux R</text:p>
          </table:table-cell>
          <table:table-cell table:formula="of:=([.B4]-[.C4])*100000/[.D4]" office:value-type="float" office:value="1400" calcext:value-type="float">
            <text:p>1400</text:p>
          </table:table-cell>
          <table:table-cell office:value-type="string" calcext:value-type="string">
            <text:p>Pa*s/k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 R</text:p>
          </table:table-cell>
          <table:table-cell table:formula="of:=([.B5]-[.C5])*100000/[.D5]" office:value-type="float" office:value="28" calcext:value-type="float">
            <text:p>28</text:p>
          </table:table-cell>
          <table:table-cell office:value-type="string" calcext:value-type="string">
            <text:p>Pa*s/kg</text:p>
          </table:table-cell>
          <table:table-cell table:number-columns-repeated="3"/>
          <table:table-cell office:value-type="string" calcext:value-type="string">
            <text:p>ResistanceFullOpen</text:p>
          </table:table-cell>
          <table:table-cell table:number-columns-repeated="2"/>
          <table:table-cell office:value-type="string" calcext:value-type="string">
            <text:p>Condenser Resistance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MainToAux</text:p>
          </table:table-cell>
          <table:table-cell table:style-name="ce3" office:value-type="float" office:value="400" calcext:value-type="float">
            <text:p>400</text:p>
          </table:table-cell>
          <table:table-cell/>
          <table:table-cell table:style-name="ce5" office:value-type="float" office:value="7.6" calcext:value-type="float">
            <text:p>7.6</text:p>
          </table:table-cell>
          <table:table-cell office:value-type="string" calcext:value-type="string">
            <text:p>(try and error)</text:p>
          </table:table-cell>
        </table:table-row>
        <table:table-row table:style-name="ro1">
          <table:table-cell office:value-type="string" calcext:value-type="string">
            <text:p>Inner Resistances for number of Pumps</text:p>
          </table:table-cell>
          <table:table-cell table:number-columns-repeated="5"/>
          <table:table-cell office:value-type="string" calcext:value-type="string">
            <text:p>AuxCond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ux On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Cooldown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formula="of:=[.B11]" office:value-type="float" office:value="1400" calcext:value-type="float">
            <text:p>1400</text:p>
          </table:table-cell>
          <table:table-cell table:formula="of:=1/([.B15]/[.$B12])" office:value-type="float" office:value="28" calcext:value-type="float">
            <text:p>28</text:p>
          </table:table-cell>
          <table:table-cell table:formula="of:=1/([.C15]/[.$B12])" office:value-type="float" office:value="14" calcext:value-type="float">
            <text:p>14</text:p>
          </table:table-cell>
          <table:table-cell table:formula="of:=1/([.D15]/[.$B12])" office:value-type="float" office:value="9.33333333333333" calcext:value-type="float">
            <text:p>9.33333333333333</text:p>
          </table:table-cell>
          <table:table-cell table:formula="of:=1/([.E15]/[.$B12])" office:value-type="float" office:value="7" calcext:value-type="float">
            <text:p>7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uring Idle and cooldown, only Aux pump is used. The MainToAux valve can be used to</text:p>
          </table:table-cell>
          <table:table-cell table:number-columns-repeated="6"/>
          <table:table-cell office:value-type="string" calcext:value-type="string">
            <text:p>Aux cond is calculated as one R but the value 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ut off the aux pumps and use the main coolant pumps to pump fluid through the blowdown</text:p>
          </table:table-cell>
          <table:table-cell table:number-columns-repeated="6"/>
          <table:table-cell office:value-type="string" calcext:value-type="string">
            <text:p>the model is modified to divide the flow to both sid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 aux condensers, but usually aux condensers are not in use on full load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cenarios for each pump scenario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oldown only (Full open valve)</text:p>
          </table:table-cell>
          <table:table-cell table:number-columns-repeated="10"/>
        </table:table-row>
        <table:table-row table:style-name="ro1">
          <table:table-cell table:style-name="ce2" table:formula="of:=[.$B4]*100000/([.A16]+[.$H15])" office:value-type="float" office:value="705.882352941177" calcext:value-type="float">
            <text:p>706</text:p>
          </table:table-cell>
          <table:table-cell table:style-name="ce4" table:number-columns-repeated="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Cooldown Val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 Condenser and Blowdown (full load operation), only main:</text:p>
          </table:table-cell>
          <table:table-cell table:number-columns-repeated="4"/>
          <table:table-cell office:value-type="string" calcext:value-type="string">
            <text:p>Open:</text:p>
          </table:table-cell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R_Load = </text:p>
          </table:table-cell>
          <table:table-cell table:formula="of:=1/(1/[.J13]+1/([.H13]+[.H15]*100/[.G29]))" office:value-type="float" office:value="7.5543306375096" calcext:value-type="float">
            <text:p>7.5543306375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Load (Pa)</text:p>
          </table:table-cell>
          <table:table-cell table:formula="of:=[.$B4]*100000*[.$I29]/([.$I29]+[.B16])" office:value-type="float" office:value="254967.44285344" calcext:value-type="float">
            <text:p>254967.44285344</text:p>
          </table:table-cell>
          <table:table-cell table:formula="of:=[.$B4]*100000*[.$I29]/([.$I29]+[.C16])" office:value-type="float" office:value="420574.264980233" calcext:value-type="float">
            <text:p>420574.264980233</text:p>
          </table:table-cell>
          <table:table-cell table:formula="of:=[.$B4]*100000*[.$I29]/([.$I29]+[.D16])" office:value-type="float" office:value="536794.004230713" calcext:value-type="float">
            <text:p>536794.004230713</text:p>
          </table:table-cell>
          <table:table-cell table:formula="of:=[.$B4]*100000*[.$I29]/([.$I29]+[.E16])" office:value-type="float" office:value="622852.193672761" calcext:value-type="float">
            <text:p>622852.1936727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w Blwdn</text:p>
          </table:table-cell>
          <table:table-cell table:style-name="ce4" table:formula="of:=[.B30]/([.$H15]*100/[.$G29]+[.$H13])" office:value-type="float" office:value="202.815011360691" calcext:value-type="float">
            <text:p>203</text:p>
          </table:table-cell>
          <table:table-cell table:style-name="ce4" table:formula="of:=[.C30]/([.$H15]*100/[.$G29]+[.$H13])" office:value-type="float" office:value="334.547710779731" calcext:value-type="float">
            <text:p>335</text:p>
          </table:table-cell>
          <table:table-cell table:style-name="ce4" table:formula="of:=[.D30]/([.$H15]*100/[.$G29]+[.$H13])" office:value-type="float" office:value="426.995230638067" calcext:value-type="float">
            <text:p>427</text:p>
          </table:table-cell>
          <table:table-cell table:style-name="ce4" table:formula="of:=[.E30]/([.$H15]*100/[.$G29]+[.$H13])" office:value-type="float" office:value="495.450608603332" calcext:value-type="float">
            <text:p>4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w Cond.</text:p>
          </table:table-cell>
          <table:table-cell table:style-name="ce4" table:formula="of:=[.B30]/[.$J13]" office:value-type="float" office:value="33548.3477438736" calcext:value-type="float">
            <text:p>33548</text:p>
          </table:table-cell>
          <table:table-cell table:style-name="ce4" table:formula="of:=[.C30]/[.$J13]" office:value-type="float" office:value="55338.7190763465" calcext:value-type="float">
            <text:p>55339</text:p>
          </table:table-cell>
          <table:table-cell table:style-name="ce6" table:formula="of:=[.D30]/[.$J13]" office:value-type="float" office:value="70630.790030357" calcext:value-type="float">
            <text:p>70631</text:p>
          </table:table-cell>
          <table:table-cell table:style-name="ce4" table:formula="of:=[.E30]/[.$J13]" office:value-type="float" office:value="81954.2360095738" calcext:value-type="float">
            <text:p>8195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/00/0000</text:date>, <text:time style:data-style-name="N2" text:time-value="17:40:53.6259517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7T23:57:45.945424107</meta:creation-date>
    <meta:generator>LibreOffice/25.2.3.2$Linux_X86_64 LibreOffice_project/520$Build-2</meta:generator>
    <dc:date>2026-04-20T19:24:00.322493456</dc:date>
    <meta:editing-duration>PT58M22S</meta:editing-duration>
    <meta:editing-cycles>4</meta:editing-cycles>
    <meta:document-statistic meta:table-count="1" meta:cell-count="90" meta:object-count="0"/>
  </office:meta>
</office:document-meta>
</file>